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252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7535in"/>
    </style:style>
    <style:style style:name="co7" style:family="table-column">
      <style:table-column-properties fo:break-before="auto" style:column-width="0.7646in"/>
    </style:style>
    <style:style style:name="co8" style:family="table-column">
      <style:table-column-properties fo:break-before="auto" style:column-width="0.8398in"/>
    </style:style>
    <style:style style:name="co9" style:family="table-column">
      <style:table-column-properties fo:break-before="auto" style:column-width="0.389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f5ce" fo:border="0.74pt solid #000000"/>
    </style:style>
    <style:style style:name="ce6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ackground-color="#afd095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Dat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number-columns-repeated="2" table:default-cell-style-name="ce3"/>
        <table:table-column table:style-name="co11" table:number-columns-repeated="4" table:default-cell-style-name="Default"/>
        <table:table-row table:style-name="ro1">
          <table:table-cell table:style-name="ce4" office:value-type="string" calcext:value-type="string">
            <text:p>ransac_trans</text:p>
          </table:table-cell>
          <table:table-cell table:style-name="ce4" office:value-type="string" calcext:value-type="string">
            <text:p>ransac_thresh</text:p>
          </table:table-cell>
          <table:table-cell table:style-name="ce4" office:value-type="string" calcext:value-type="string">
            <text:p>ransac_iter</text:p>
          </table:table-cell>
          <table:table-cell table:style-name="ce4" office:value-type="string" calcext:value-type="string">
            <text:p>ransac_conf</text:p>
          </table:table-cell>
          <table:table-cell table:style-name="ce4" office:value-type="string" calcext:value-type="string">
            <text:p>median_rat</text:p>
          </table:table-cell>
          <table:table-cell table:style-name="ce4" office:value-type="string" calcext:value-type="string">
            <text:p>sing_compare</text:p>
          </table:table-cell>
          <table:table-cell table:style-name="ce4" office:value-type="string" calcext:value-type="string">
            <text:p>gen_mean</text:p>
          </table:table-cell>
          <table:table-cell table:style-name="ce4" office:value-type="string" calcext:value-type="string">
            <text:p>gen_low</text:p>
          </table:table-cell>
          <table:table-cell table:style-name="ce4" office:value-type="string" calcext:value-type="string">
            <text:p>imp_mean</text:p>
          </table:table-cell>
          <table:table-cell table:style-name="ce4" office:value-type="string" calcext:value-type="string">
            <text:p>imp_high</text:p>
          </table:table-cell>
          <table:table-cell table:style-name="ce4" office:value-type="string" calcext:value-type="string">
            <text:p>eer_pcnt</text:p>
          </table:table-cell>
          <table:table-cell table:style-name="ce4" office:value-type="string" calcext:value-type="string">
            <text:p>eer_val</text:p>
          </table:table-cell>
          <table:table-cell table:style-name="ce4" office:value-type="string" calcext:value-type="string">
            <text:p>frr</text:p>
          </table:table-cell>
          <table:table-cell table:style-name="ce4" office:value-type="string" calcext:value-type="string">
            <text:p>far</text:p>
          </table:table-cell>
          <table:table-cell table:style-name="ce4" office:value-type="string" calcext:value-type="string">
            <text:p>time(ms)</text:p>
          </table:table-cell>
          <table:table-cell table:style-name="ce6" office:value-type="string" calcext:value-type="string">
            <text:p>gm/im</text:p>
          </table:table-cell>
          <table:table-cell table:style-name="ce6" office:value-type="string" calcext:value-type="string">
            <text:p>ih/gl</text:p>
          </table:table-cell>
          <table:table-cell office:value-type="string" calcext:value-type="string" table:number-columns-spanned="4" table:number-rows-spanned="1">
            <text:p>Variaciones respecto a default.ini: orient_blk_sze = 16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office:value-type="float" office:value="5240050" calcext:value-type="float">
            <text:p>5240050</text:p>
          </table:table-cell>
          <table:table-cell table:formula="of:=[.G2]/[.I2]" office:value-type="float" office:value="3.50634888622622" calcext:value-type="float">
            <text:p>3.50634888622622</text:p>
          </table:table-cell>
          <table:table-cell table:formula="of:=[.J2]/[.H2]" office:value-type="float" office:value="1.21805936839611" calcext:value-type="float">
            <text:p>1.21805936839611</text:p>
          </table:table-cell>
          <table:table-cell office:value-type="string" calcext:value-type="string" table:number-columns-spanned="4" table:number-rows-spanned="1">
            <text:p>Nota: Padding corregido en gabor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office:value-type="float" office:value="3106930" calcext:value-type="float">
            <text:p>3106930</text:p>
          </table:table-cell>
          <table:table-cell table:formula="of:=[.G3]/[.I3]" office:value-type="float" office:value="3.55819820841365" calcext:value-type="float">
            <text:p>3.55819820841365</text:p>
          </table:table-cell>
          <table:table-cell table:formula="of:=[.J3]/[.H3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table:number-columns-repeated="3"/>
          <table:table-cell office:value-type="float" office:value="1703640" calcext:value-type="float">
            <text:p>1703640</text:p>
          </table:table-cell>
          <table:table-cell table:formula="of:=[.G4]/[.I4]" office:value-type="float" office:value="3.6086087836066" calcext:value-type="float">
            <text:p>3.6086087836066</text:p>
          </table:table-cell>
          <table:table-cell table:formula="of:=[.J4]/[.H4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1068200" calcext:value-type="float">
            <text:p>1068200</text:p>
          </table:table-cell>
          <table:table-cell table:formula="of:=[.G5]/[.I5]" office:value-type="float" office:value="3.62080414555781" calcext:value-type="float">
            <text:p>3.62080414555781</text:p>
          </table:table-cell>
          <table:table-cell table:formula="of:=[.J5]/[.H5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5602450" calcext:value-type="float">
            <text:p>5602450</text:p>
          </table:table-cell>
          <table:table-cell table:formula="of:=[.G6]/[.I6]" office:value-type="float" office:value="2.89222133325347" calcext:value-type="float">
            <text:p>2.89222133325347</text:p>
          </table:table-cell>
          <table:table-cell table:formula="of:=[.J6]/[.H6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table:number-columns-repeated="3"/>
          <table:table-cell office:value-type="float" office:value="3154530" calcext:value-type="float">
            <text:p>3154530</text:p>
          </table:table-cell>
          <table:table-cell table:formula="of:=[.G7]/[.I7]" office:value-type="float" office:value="2.90498898524372" calcext:value-type="float">
            <text:p>2.90498898524372</text:p>
          </table:table-cell>
          <table:table-cell table:formula="of:=[.J7]/[.H7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table:number-columns-repeated="3"/>
          <table:table-cell office:value-type="float" office:value="1713660" calcext:value-type="float">
            <text:p>1713660</text:p>
          </table:table-cell>
          <table:table-cell table:formula="of:=[.G8]/[.I8]" office:value-type="float" office:value="2.88726316589678" calcext:value-type="float">
            <text:p>2.88726316589678</text:p>
          </table:table-cell>
          <table:table-cell table:formula="of:=[.J8]/[.H8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table:number-columns-repeated="3"/>
          <table:table-cell office:value-type="float" office:value="1108100" calcext:value-type="float">
            <text:p>1108100</text:p>
          </table:table-cell>
          <table:table-cell table:formula="of:=[.G9]/[.I9]" office:value-type="float" office:value="2.81978596145473" calcext:value-type="float">
            <text:p>2.81978596145473</text:p>
          </table:table-cell>
          <table:table-cell table:formula="of:=[.J9]/[.H9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office:value-type="float" office:value="5524800" calcext:value-type="float">
            <text:p>5524800</text:p>
          </table:table-cell>
          <table:table-cell table:formula="of:=[.G10]/[.I10]" office:value-type="float" office:value="3.91217925551138" calcext:value-type="float">
            <text:p>3.91217925551138</text:p>
          </table:table-cell>
          <table:table-cell table:formula="of:=[.J10]/[.H10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office:value-type="float" office:value="3006220" calcext:value-type="float">
            <text:p>3006220</text:p>
          </table:table-cell>
          <table:table-cell table:formula="of:=[.G11]/[.I11]" office:value-type="float" office:value="3.97917736236523" calcext:value-type="float">
            <text:p>3.97917736236523</text:p>
          </table:table-cell>
          <table:table-cell table:formula="of:=[.J11]/[.H11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table:number-columns-repeated="3"/>
          <table:table-cell office:value-type="float" office:value="1765240" calcext:value-type="float">
            <text:p>1765240</text:p>
          </table:table-cell>
          <table:table-cell table:formula="of:=[.G12]/[.I12]" office:value-type="float" office:value="4.05872824106626" calcext:value-type="float">
            <text:p>4.05872824106626</text:p>
          </table:table-cell>
          <table:table-cell table:formula="of:=[.J12]/[.H12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table:number-columns-repeated="3"/>
          <table:table-cell office:value-type="float" office:value="1109050" calcext:value-type="float">
            <text:p>1109050</text:p>
          </table:table-cell>
          <table:table-cell table:formula="of:=[.G13]/[.I13]" office:value-type="float" office:value="4.12695544633966" calcext:value-type="float">
            <text:p>4.12695544633966</text:p>
          </table:table-cell>
          <table:table-cell table:formula="of:=[.J13]/[.H13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office:value-type="float" office:value="503137" calcext:value-type="float">
            <text:p>503137</text:p>
          </table:table-cell>
          <table:table-cell table:formula="of:=[.G14]/[.I14]" office:value-type="float" office:value="4.20291074771102" calcext:value-type="float">
            <text:p>4.20291074771102</text:p>
          </table:table-cell>
          <table:table-cell table:formula="of:=[.J14]/[.H14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office:value-type="float" office:value="458292" calcext:value-type="float">
            <text:p>458292</text:p>
          </table:table-cell>
          <table:table-cell table:formula="of:=[.G15]/[.I15]" office:value-type="float" office:value="4.27008225454474" calcext:value-type="float">
            <text:p>4.27008225454474</text:p>
          </table:table-cell>
          <table:table-cell table:formula="of:=[.J15]/[.H15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office:value-type="float" office:value="472603" calcext:value-type="float">
            <text:p>472603</text:p>
          </table:table-cell>
          <table:table-cell table:formula="of:=[.G16]/[.I16]" office:value-type="float" office:value="4.36306966385828" calcext:value-type="float">
            <text:p>4.36306966385828</text:p>
          </table:table-cell>
          <table:table-cell table:formula="of:=[.J16]/[.H16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table:number-columns-repeated="3"/>
          <table:table-cell office:value-type="float" office:value="408495" calcext:value-type="float">
            <text:p>408495</text:p>
          </table:table-cell>
          <table:table-cell table:formula="of:=[.G17]/[.I17]" office:value-type="float" office:value="4.4609226458521" calcext:value-type="float">
            <text:p>4.4609226458521</text:p>
          </table:table-cell>
          <table:table-cell table:formula="of:=[.J17]/[.H17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table:number-columns-repeated="3"/>
          <table:table-cell office:value-type="float" office:value="512155" calcext:value-type="float">
            <text:p>512155</text:p>
          </table:table-cell>
          <table:table-cell table:formula="of:=[.G18]/[.I18]" office:value-type="float" office:value="3.41905140856279" calcext:value-type="float">
            <text:p>3.41905140856279</text:p>
          </table:table-cell>
          <table:table-cell table:formula="of:=[.J18]/[.H18]" office:value-type="float" office:value="1.12962746074039" calcext:value-type="float">
            <text:p>1.1296274607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455536" calcext:value-type="float">
            <text:p>455536</text:p>
          </table:table-cell>
          <table:table-cell table:formula="of:=[.G19]/[.I19]" office:value-type="float" office:value="3.45988468097778" calcext:value-type="float">
            <text:p>3.45988468097778</text:p>
          </table:table-cell>
          <table:table-cell table:formula="of:=[.J19]/[.H19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423926" calcext:value-type="float">
            <text:p>423926</text:p>
          </table:table-cell>
          <table:table-cell table:formula="of:=[.G20]/[.I20]" office:value-type="float" office:value="3.50111361048627" calcext:value-type="float">
            <text:p>3.50111361048627</text:p>
          </table:table-cell>
          <table:table-cell table:formula="of:=[.J20]/[.H20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table:number-columns-repeated="3"/>
          <table:table-cell office:value-type="float" office:value="412833" calcext:value-type="float">
            <text:p>412833</text:p>
          </table:table-cell>
          <table:table-cell table:formula="of:=[.G21]/[.I21]" office:value-type="float" office:value="3.52248069116746" calcext:value-type="float">
            <text:p>3.52248069116746</text:p>
          </table:table-cell>
          <table:table-cell table:formula="of:=[.J21]/[.H21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table:number-columns-repeated="3"/>
          <table:table-cell office:value-type="float" office:value="495613" calcext:value-type="float">
            <text:p>495613</text:p>
          </table:table-cell>
          <table:table-cell table:formula="of:=[.G22]/[.I22]" office:value-type="float" office:value="4.7099318720247" calcext:value-type="float">
            <text:p>4.7099318720247</text:p>
          </table:table-cell>
          <table:table-cell table:formula="of:=[.J22]/[.H22]" office:value-type="float" office:value="1.27489139506516" calcext:value-type="float">
            <text:p>1.2748913950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office:value-type="float" office:value="454892" calcext:value-type="float">
            <text:p>454892</text:p>
          </table:table-cell>
          <table:table-cell table:formula="of:=[.G23]/[.I23]" office:value-type="float" office:value="4.7793963958233" calcext:value-type="float">
            <text:p>4.7793963958233</text:p>
          </table:table-cell>
          <table:table-cell table:formula="of:=[.J23]/[.H23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office:value-type="float" office:value="423167" calcext:value-type="float">
            <text:p>423167</text:p>
          </table:table-cell>
          <table:table-cell table:formula="of:=[.G24]/[.I24]" office:value-type="float" office:value="4.89442749377609" calcext:value-type="float">
            <text:p>4.89442749377609</text:p>
          </table:table-cell>
          <table:table-cell table:formula="of:=[.J24]/[.H24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office:value-type="float" office:value="407498" calcext:value-type="float">
            <text:p>407498</text:p>
          </table:table-cell>
          <table:table-cell table:formula="of:=[.G25]/[.I25]" office:value-type="float" office:value="5.0389729036271" calcext:value-type="float">
            <text:p>5.0389729036271</text:p>
          </table:table-cell>
          <table:table-cell table:formula="of:=[.J25]/[.H25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table:number-columns-repeated="3"/>
          <table:table-cell office:value-type="float" office:value="433229" calcext:value-type="float">
            <text:p>433229</text:p>
          </table:table-cell>
          <table:table-cell table:formula="of:=[.G26]/[.I26]" office:value-type="float" office:value="5.24987190321872" calcext:value-type="float">
            <text:p>5.24987190321872</text:p>
          </table:table-cell>
          <table:table-cell table:formula="of:=[.J26]/[.H26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office:value-type="float" office:value="422863" calcext:value-type="float">
            <text:p>422863</text:p>
          </table:table-cell>
          <table:table-cell table:formula="of:=[.G27]/[.I27]" office:value-type="float" office:value="5.25397163734705" calcext:value-type="float">
            <text:p>5.25397163734705</text:p>
          </table:table-cell>
          <table:table-cell table:formula="of:=[.J27]/[.H27]" office:value-type="float" office:value="1.2710950444344" calcext:value-type="float">
            <text:p>1.271095044434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homography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office:value-type="float" office:value="420813" calcext:value-type="float">
            <text:p>420813</text:p>
          </table:table-cell>
          <table:table-cell table:formula="of:=[.G28]/[.I28]" office:value-type="float" office:value="5.28915856952788" calcext:value-type="float">
            <text:p>5.28915856952788</text:p>
          </table:table-cell>
          <table:table-cell table:formula="of:=[.J28]/[.H28]" office:value-type="float" office:value="1.27637047837424" calcext:value-type="float">
            <text:p>1.2763704783742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partial affine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office:value-type="float" office:value="410854" calcext:value-type="float">
            <text:p>410854</text:p>
          </table:table-cell>
          <table:table-cell table:formula="of:=[.G29]/[.I29]" office:value-type="float" office:value="5.39091728412898" calcext:value-type="float">
            <text:p>5.39091728412898</text:p>
          </table:table-cell>
          <table:table-cell table:formula="of:=[.J29]/[.H29]" office:value-type="float" office:value="1.4027741305592" calcext:value-type="float">
            <text:p>1.402774130559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affine</text:p>
          </table:table-cell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office:value-type="float" office:value="437532" calcext:value-type="float">
            <text:p>437532</text:p>
          </table:table-cell>
          <table:table-cell table:formula="of:=[.G30]/[.I30]" office:value-type="float" office:value="4.17006403494436" calcext:value-type="float">
            <text:p>4.17006403494436</text:p>
          </table:table-cell>
          <table:table-cell table:formula="of:=[.J30]/[.H30]" office:value-type="float" office:value="1.3449307864821" calcext:value-type="float">
            <text:p>1.3449307864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office:value-type="float" office:value="437612" calcext:value-type="float">
            <text:p>437612</text:p>
          </table:table-cell>
          <table:table-cell table:formula="of:=[.G31]/[.I31]" office:value-type="float" office:value="4.17462750993555" calcext:value-type="float">
            <text:p>4.17462750993555</text:p>
          </table:table-cell>
          <table:table-cell table:formula="of:=[.J31]/[.H31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office:value-type="float" office:value="430436" calcext:value-type="float">
            <text:p>430436</text:p>
          </table:table-cell>
          <table:table-cell table:formula="of:=[.G32]/[.I32]" office:value-type="float" office:value="4.20023153368514" calcext:value-type="float">
            <text:p>4.20023153368514</text:p>
          </table:table-cell>
          <table:table-cell table:formula="of:=[.J32]/[.H32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table:number-columns-repeated="3"/>
          <table:table-cell office:value-type="float" office:value="408126" calcext:value-type="float">
            <text:p>408126</text:p>
          </table:table-cell>
          <table:table-cell table:formula="of:=[.G33]/[.I33]" office:value-type="float" office:value="4.26678053734651" calcext:value-type="float">
            <text:p>4.26678053734651</text:p>
          </table:table-cell>
          <table:table-cell table:formula="of:=[.J33]/[.H33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table:number-columns-repeated="3"/>
          <table:table-cell office:value-type="float" office:value="423298" calcext:value-type="float">
            <text:p>423298</text:p>
          </table:table-cell>
          <table:table-cell table:formula="of:=[.G34]/[.I34]" office:value-type="float" office:value="5.92729006136598" calcext:value-type="float">
            <text:p>5.92729006136598</text:p>
          </table:table-cell>
          <table:table-cell table:formula="of:=[.J34]/[.H34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table:number-columns-repeated="3"/>
          <table:table-cell office:value-type="float" office:value="425079" calcext:value-type="float">
            <text:p>425079</text:p>
          </table:table-cell>
          <table:table-cell table:formula="of:=[.G35]/[.I35]" office:value-type="float" office:value="5.92890342987529" calcext:value-type="float">
            <text:p>5.92890342987529</text:p>
          </table:table-cell>
          <table:table-cell table:formula="of:=[.J35]/[.H35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office:value-type="float" office:value="424441" calcext:value-type="float">
            <text:p>424441</text:p>
          </table:table-cell>
          <table:table-cell table:formula="of:=[.G36]/[.I36]" office:value-type="float" office:value="5.95926436558213" calcext:value-type="float">
            <text:p>5.95926436558213</text:p>
          </table:table-cell>
          <table:table-cell table:formula="of:=[.J36]/[.H36]" office:value-type="float" office:value="1.42712366270496" calcext:value-type="float">
            <text:p>1.42712366270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table:number-columns-repeated="3"/>
          <table:table-cell office:value-type="float" office:value="411970" calcext:value-type="float">
            <text:p>411970</text:p>
          </table:table-cell>
          <table:table-cell table:formula="of:=[.G37]/[.I37]" office:value-type="float" office:value="6.07259662263296" calcext:value-type="float">
            <text:p>6.07259662263296</text:p>
          </table:table-cell>
          <table:table-cell table:formula="of:=[.J37]/[.H37]" office:value-type="float" office:value="1.34009055912225" calcext:value-type="float">
            <text:p>1.34009055912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sac_trans</text:p>
          </table:table-cell>
          <table:table-cell office:value-type="string" calcext:value-type="string">
            <text:p>ransac_thresh</text:p>
          </table:table-cell>
          <table:table-cell office:value-type="string" calcext:value-type="string">
            <text:p>ransac_iter</text:p>
          </table:table-cell>
          <table:table-cell office:value-type="string" calcext:value-type="string">
            <text:p>ransac_conf</text:p>
          </table:table-cell>
          <table:table-cell office:value-type="string" calcext:value-type="string">
            <text:p>median_rat</text:p>
          </table:table-cell>
          <table:table-cell office:value-type="string" calcext:value-type="string">
            <text:p>sing_compare</text:p>
          </table:table-cell>
          <table:table-cell office:value-type="string" calcext:value-type="string">
            <text:p>gen_mean</text:p>
          </table:table-cell>
          <table:table-cell office:value-type="string" calcext:value-type="string">
            <text:p>gen_low</text:p>
          </table:table-cell>
          <table:table-cell office:value-type="string" calcext:value-type="string">
            <text:p>imp_mean</text:p>
          </table:table-cell>
          <table:table-cell office:value-type="string" calcext:value-type="string">
            <text:p>imp_high</text:p>
          </table:table-cell>
          <table:table-cell office:value-type="string" calcext:value-type="string">
            <text:p>eer_pcnt</text:p>
          </table:table-cell>
          <table:table-cell office:value-type="string" calcext:value-type="string">
            <text:p>eer_val</text:p>
          </table:table-cell>
          <table:table-cell office:value-type="string" calcext:value-type="string">
            <text:p>frr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time(m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86682" calcext:value-type="float">
            <text:p>0.0886682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.0252879" calcext:value-type="float">
            <text:p>0.0252879</text:p>
          </table:table-cell>
          <table:table-cell office:value-type="float" office:value="0.030837" calcext:value-type="float">
            <text:p>0.0308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91667" calcext:value-type="float">
            <text:p>0.0291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38940" calcext:value-type="float">
            <text:p>4338940</text:p>
          </table:table-cell>
          <table:table-cell table:formula="of:=[.G39]/[.I39]" office:value-type="float" office:value="3.50634888622622" calcext:value-type="float">
            <text:p>3.50634888622622</text:p>
          </table:table-cell>
          <table:table-cell table:formula="of:=[.J39]/[.H39]" office:value-type="float" office:value="1.21805936839611" calcext:value-type="float">
            <text:p>1.218059368396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78633" calcext:value-type="float">
            <text:p>0.0878633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6932" calcext:value-type="float">
            <text:p>0.0246932</text:p>
          </table:table-cell>
          <table:table-cell office:value-type="float" office:value="0.0301724" calcext:value-type="float">
            <text:p>0.0301724</text:p>
          </table:table-cell>
          <table:table-cell office:value-type="float" office:value="0.13" calcext:value-type="float">
            <text:p>0.13</text:p>
          </table:table-cell>
          <table:table-cell office:value-type="float" office:value="0.0285714" calcext:value-type="float">
            <text:p>0.02857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69530" calcext:value-type="float">
            <text:p>2469530</text:p>
          </table:table-cell>
          <table:table-cell table:formula="of:=[.G40]/[.I40]" office:value-type="float" office:value="3.55819820841365" calcext:value-type="float">
            <text:p>3.55819820841365</text:p>
          </table:table-cell>
          <table:table-cell table:formula="of:=[.J40]/[.H40]" office:value-type="float" office:value="1.20186738685341" calcext:value-type="float">
            <text:p>1.201867386853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6943" calcext:value-type="float">
            <text:p>0.0866943</text:p>
          </table:table-cell>
          <table:table-cell office:value-type="float" office:value="0.0247934" calcext:value-type="float">
            <text:p>0.0247934</text:p>
          </table:table-cell>
          <table:table-cell office:value-type="float" office:value="0.0240243" calcext:value-type="float">
            <text:p>0.0240243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4" calcext:value-type="float">
            <text:p>0.1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39080" calcext:value-type="float">
            <text:p>1439080</text:p>
          </table:table-cell>
          <table:table-cell table:formula="of:=[.G41]/[.I41]" office:value-type="float" office:value="3.6086087836066" calcext:value-type="float">
            <text:p>3.6086087836066</text:p>
          </table:table-cell>
          <table:table-cell table:formula="of:=[.J41]/[.H41]" office:value-type="float" office:value="1.20141650600563" calcext:value-type="float">
            <text:p>1.201416506005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4071" calcext:value-type="float">
            <text:p>0.0844071</text:p>
          </table:table-cell>
          <table:table-cell office:value-type="float" office:value="0.0221239" calcext:value-type="float">
            <text:p>0.0221239</text:p>
          </table:table-cell>
          <table:table-cell office:value-type="float" office:value="0.0233117" calcext:value-type="float">
            <text:p>0.0233117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9398" calcext:value-type="float">
            <text:p>899398</text:p>
          </table:table-cell>
          <table:table-cell table:formula="of:=[.G42]/[.I42]" office:value-type="float" office:value="3.62080414555781" calcext:value-type="float">
            <text:p>3.62080414555781</text:p>
          </table:table-cell>
          <table:table-cell table:formula="of:=[.J42]/[.H42]" office:value-type="float" office:value="1.31286075239899" calcext:value-type="float">
            <text:p>1.31286075239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75996" calcext:value-type="float">
            <text:p>0.0675996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0233729" calcext:value-type="float">
            <text:p>0.0233729</text:p>
          </table:table-cell>
          <table:table-cell office:value-type="float" office:value="0.0284553" calcext:value-type="float">
            <text:p>0.0284553</text:p>
          </table:table-cell>
          <table:table-cell office:value-type="float" office:value="0.15" calcext:value-type="float">
            <text:p>0.15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58110" calcext:value-type="float">
            <text:p>4458110</text:p>
          </table:table-cell>
          <table:table-cell table:formula="of:=[.G43]/[.I43]" office:value-type="float" office:value="2.89222133325347" calcext:value-type="float">
            <text:p>2.89222133325347</text:p>
          </table:table-cell>
          <table:table-cell table:formula="of:=[.J43]/[.H43]" office:value-type="float" office:value="1.17140975238252" calcext:value-type="float">
            <text:p>1.17140975238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64615" calcext:value-type="float">
            <text:p>0.0664615</text:p>
          </table:table-cell>
          <table:table-cell office:value-type="float" office:value="0.0215517" calcext:value-type="float">
            <text:p>0.0215517</text:p>
          </table:table-cell>
          <table:table-cell office:value-type="float" office:value="0.0228784" calcext:value-type="float">
            <text:p>0.0228784</text:p>
          </table:table-cell>
          <table:table-cell office:value-type="float" office:value="0.0269058" calcext:value-type="float">
            <text:p>0.0269058</text:p>
          </table:table-cell>
          <table:table-cell office:value-type="float" office:value="0.17" calcext:value-type="float">
            <text:p>0.17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519700" calcext:value-type="float">
            <text:p>2519700</text:p>
          </table:table-cell>
          <table:table-cell table:formula="of:=[.G44]/[.I44]" office:value-type="float" office:value="2.90498898524372" calcext:value-type="float">
            <text:p>2.90498898524372</text:p>
          </table:table-cell>
          <table:table-cell table:formula="of:=[.J44]/[.H44]" office:value-type="float" office:value="1.24843051824218" calcext:value-type="float">
            <text:p>1.248430518242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567" calcext:value-type="float">
            <text:p>0.06456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0223627" calcext:value-type="float">
            <text:p>0.0223627</text:p>
          </table:table-cell>
          <table:table-cell office:value-type="float" office:value="0.0263158" calcext:value-type="float">
            <text:p>0.0263158</text:p>
          </table:table-cell>
          <table:table-cell office:value-type="float" office:value="0.16" calcext:value-type="float">
            <text:p>0.16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5660" calcext:value-type="float">
            <text:p>1455660</text:p>
          </table:table-cell>
          <table:table-cell table:formula="of:=[.G45]/[.I45]" office:value-type="float" office:value="2.88726316589678" calcext:value-type="float">
            <text:p>2.88726316589678</text:p>
          </table:table-cell>
          <table:table-cell table:formula="of:=[.J45]/[.H45]" office:value-type="float" office:value="1.24737166421766" calcext:value-type="float">
            <text:p>1.247371664217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35" calcext:value-type="float">
            <text:p>0.061523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18185" calcext:value-type="float">
            <text:p>0.0218185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.16" calcext:value-type="float">
            <text:p>0.16</text:p>
          </table:table-cell>
          <table:table-cell office:value-type="float" office:value="0.0244898" calcext:value-type="float">
            <text:p>0.02448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0980" calcext:value-type="float">
            <text:p>900980</text:p>
          </table:table-cell>
          <table:table-cell table:formula="of:=[.G46]/[.I46]" office:value-type="float" office:value="2.81978596145473" calcext:value-type="float">
            <text:p>2.81978596145473</text:p>
          </table:table-cell>
          <table:table-cell table:formula="of:=[.J46]/[.H46]" office:value-type="float" office:value="1.23620850362085" calcext:value-type="float">
            <text:p>1.236208503620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6085" calcext:value-type="float">
            <text:p>0.106085</text:p>
          </table:table-cell>
          <table:table-cell office:value-type="float" office:value="0.0286885" calcext:value-type="float">
            <text:p>0.0286885</text:p>
          </table:table-cell>
          <table:table-cell office:value-type="float" office:value="0.0271166" calcext:value-type="float">
            <text:p>0.0271166</text:p>
          </table:table-cell>
          <table:table-cell office:value-type="float" office:value="0.0343348" calcext:value-type="float">
            <text:p>0.0343348</text:p>
          </table:table-cell>
          <table:table-cell office:value-type="float" office:value="0.12" calcext:value-type="float">
            <text:p>0.12</text:p>
          </table:table-cell>
          <table:table-cell office:value-type="float" office:value="0.0311111" calcext:value-type="float">
            <text:p>0.03111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95600" calcext:value-type="float">
            <text:p>4195600</text:p>
          </table:table-cell>
          <table:table-cell table:formula="of:=[.G47]/[.I47]" office:value-type="float" office:value="3.91217925551138" calcext:value-type="float">
            <text:p>3.91217925551138</text:p>
          </table:table-cell>
          <table:table-cell table:formula="of:=[.J47]/[.H47]" office:value-type="float" office:value="1.19681405441205" calcext:value-type="float">
            <text:p>1.19681405441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41" calcext:value-type="float">
            <text:p>0.1054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0264904" calcext:value-type="float">
            <text:p>0.0264904</text:p>
          </table:table-cell>
          <table:table-cell office:value-type="float" office:value="0.0338983" calcext:value-type="float">
            <text:p>0.0338983</text:p>
          </table:table-cell>
          <table:table-cell office:value-type="float" office:value="0.13" calcext:value-type="float">
            <text:p>0.13</text:p>
          </table:table-cell>
          <table:table-cell office:value-type="float" office:value="0.0300429" calcext:value-type="float">
            <text:p>0.0300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87860" calcext:value-type="float">
            <text:p>2487860</text:p>
          </table:table-cell>
          <table:table-cell table:formula="of:=[.G48]/[.I48]" office:value-type="float" office:value="3.97917736236523" calcext:value-type="float">
            <text:p>3.97917736236523</text:p>
          </table:table-cell>
          <table:table-cell table:formula="of:=[.J48]/[.H48]" office:value-type="float" office:value="1.29943266761222" calcext:value-type="float">
            <text:p>1.29943266761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481" calcext:value-type="float">
            <text:p>0.104481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0257423" calcext:value-type="float">
            <text:p>0.0257423</text:p>
          </table:table-cell>
          <table:table-cell office:value-type="float" office:value="0.033195" calcext:value-type="float">
            <text:p>0.03319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64640" calcext:value-type="float">
            <text:p>1464640</text:p>
          </table:table-cell>
          <table:table-cell table:formula="of:=[.G49]/[.I49]" office:value-type="float" office:value="4.05872824106626" calcext:value-type="float">
            <text:p>4.05872824106626</text:p>
          </table:table-cell>
          <table:table-cell table:formula="of:=[.J49]/[.H49]" office:value-type="float" office:value="1.30567147976101" calcext:value-type="float">
            <text:p>1.30567147976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MOGRAPHY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2781" calcext:value-type="float">
            <text:p>0.102781</text:p>
          </table:table-cell>
          <table:table-cell office:value-type="float" office:value="0.0251046" calcext:value-type="float">
            <text:p>0.0251046</text:p>
          </table:table-cell>
          <table:table-cell office:value-type="float" office:value="0.0249048" calcext:value-type="float">
            <text:p>0.0249048</text:p>
          </table:table-cell>
          <table:table-cell office:value-type="float" office:value="0.0309735" calcext:value-type="float">
            <text:p>0.0309735</text:p>
          </table:table-cell>
          <table:table-cell office:value-type="float" office:value="0.14" calcext:value-type="float">
            <text:p>0.14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55703" calcext:value-type="float">
            <text:p>955703</text:p>
          </table:table-cell>
          <table:table-cell table:formula="of:=[.G50]/[.I50]" office:value-type="float" office:value="4.12695544633966" calcext:value-type="float">
            <text:p>4.12695544633966</text:p>
          </table:table-cell>
          <table:table-cell table:formula="of:=[.J50]/[.H50]" office:value-type="float" office:value="1.23377787337779" calcext:value-type="float">
            <text:p>1.23377787337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8956" calcext:value-type="float">
            <text:p>0.0868956</text:p>
          </table:table-cell>
          <table:table-cell office:value-type="float" office:value="0.0210084" calcext:value-type="float">
            <text:p>0.0210084</text:p>
          </table:table-cell>
          <table:table-cell office:value-type="float" office:value="0.0206751" calcext:value-type="float">
            <text:p>0.020675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.12" calcext:value-type="float">
            <text:p>0.12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3847" calcext:value-type="float">
            <text:p>413847</text:p>
          </table:table-cell>
          <table:table-cell table:formula="of:=[.G51]/[.I51]" office:value-type="float" office:value="4.20291074771102" calcext:value-type="float">
            <text:p>4.20291074771102</text:p>
          </table:table-cell>
          <table:table-cell table:formula="of:=[.J51]/[.H51]" office:value-type="float" office:value="1.24174139867862" calcext:value-type="float">
            <text:p>1.241741398678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64871" calcext:value-type="float">
            <text:p>0.0864871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2542" calcext:value-type="float">
            <text:p>0.0202542</text:p>
          </table:table-cell>
          <table:table-cell office:value-type="float" office:value="0.0257511" calcext:value-type="float">
            <text:p>0.0257511</text:p>
          </table:table-cell>
          <table:table-cell office:value-type="float" office:value="0.13" calcext:value-type="float">
            <text:p>0.13</text:p>
          </table:table-cell>
          <table:table-cell office:value-type="float" office:value="0.0246305" calcext:value-type="float">
            <text:p>0.02463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9345" calcext:value-type="float">
            <text:p>399345</text:p>
          </table:table-cell>
          <table:table-cell table:formula="of:=[.G52]/[.I52]" office:value-type="float" office:value="4.27008225454474" calcext:value-type="float">
            <text:p>4.27008225454474</text:p>
          </table:table-cell>
          <table:table-cell table:formula="of:=[.J52]/[.H52]" office:value-type="float" office:value="1.23090270309027" calcext:value-type="float">
            <text:p>1.230902703090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58098" calcext:value-type="float">
            <text:p>0.0858098</text:p>
          </table:table-cell>
          <table:table-cell office:value-type="float" office:value="0.0207469" calcext:value-type="float">
            <text:p>0.0207469</text:p>
          </table:table-cell>
          <table:table-cell office:value-type="float" office:value="0.0196673" calcext:value-type="float">
            <text:p>0.0196673</text:p>
          </table:table-cell>
          <table:table-cell office:value-type="float" office:value="0.0254237" calcext:value-type="float">
            <text:p>0.0254237</text:p>
          </table:table-cell>
          <table:table-cell office:value-type="float" office:value="0.13" calcext:value-type="float">
            <text:p>0.13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4114" calcext:value-type="float">
            <text:p>384114</text:p>
          </table:table-cell>
          <table:table-cell table:formula="of:=[.G53]/[.I53]" office:value-type="float" office:value="4.36306966385828" calcext:value-type="float">
            <text:p>4.36306966385828</text:p>
          </table:table-cell>
          <table:table-cell table:formula="of:=[.J53]/[.H53]" office:value-type="float" office:value="1.22542162925546" calcext:value-type="float">
            <text:p>1.225421629255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846982" calcext:value-type="float">
            <text:p>0.0846982</text:p>
          </table:table-cell>
          <table:table-cell office:value-type="float" office:value="0.0177778" calcext:value-type="float">
            <text:p>0.0177778</text:p>
          </table:table-cell>
          <table:table-cell office:value-type="float" office:value="0.0189867" calcext:value-type="float">
            <text:p>0.0189867</text:p>
          </table:table-cell>
          <table:table-cell office:value-type="float" office:value="0.0248963" calcext:value-type="float">
            <text:p>0.0248963</text:p>
          </table:table-cell>
          <table:table-cell office:value-type="float" office:value="0.14" calcext:value-type="float">
            <text:p>0.14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4267" calcext:value-type="float">
            <text:p>394267</text:p>
          </table:table-cell>
          <table:table-cell table:formula="of:=[.G54]/[.I54]" office:value-type="float" office:value="4.4609226458521" calcext:value-type="float">
            <text:p>4.4609226458521</text:p>
          </table:table-cell>
          <table:table-cell table:formula="of:=[.J54]/[.H54]" office:value-type="float" office:value="1.40041512448109" calcext:value-type="float">
            <text:p>1.400415124481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44457" calcext:value-type="float">
            <text:p>0.0644457</text:p>
          </table:table-cell>
          <table:table-cell office:value-type="float" office:value="0.0204918" calcext:value-type="float">
            <text:p>0.0204918</text:p>
          </table:table-cell>
          <table:table-cell office:value-type="float" office:value="0.018849" calcext:value-type="float">
            <text:p>0.018849</text:p>
          </table:table-cell>
          <table:table-cell office:value-type="float" office:value="0.0231481" calcext:value-type="float">
            <text:p>0.0231481</text:p>
          </table:table-cell>
          <table:table-cell office:value-type="float" office:value="0.14" calcext:value-type="float">
            <text:p>0.14</text:p>
          </table:table-cell>
          <table:table-cell office:value-type="float" office:value="0.0213675" calcext:value-type="float">
            <text:p>0.02136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9007" calcext:value-type="float">
            <text:p>449007</text:p>
          </table:table-cell>
          <table:table-cell table:formula="of:=[.G55]/[.I55]" office:value-type="float" office:value="3.41905140856279" calcext:value-type="float">
            <text:p>3.41905140856279</text:p>
          </table:table-cell>
          <table:table-cell table:formula="of:=[.J55]/[.H55]" office:value-type="float" office:value="1.12962746074039" calcext:value-type="float">
            <text:p>1.129627460740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9058" calcext:value-type="float">
            <text:p>0.0639058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0184705" calcext:value-type="float">
            <text:p>0.0184705</text:p>
          </table:table-cell>
          <table:table-cell office:value-type="float" office:value="0.0223214" calcext:value-type="float">
            <text:p>0.0223214</text:p>
          </table:table-cell>
          <table:table-cell office:value-type="float" office:value="0.15" calcext:value-type="float">
            <text:p>0.15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1395" calcext:value-type="float">
            <text:p>391395</text:p>
          </table:table-cell>
          <table:table-cell table:formula="of:=[.G56]/[.I56]" office:value-type="float" office:value="3.45988468097778" calcext:value-type="float">
            <text:p>3.45988468097778</text:p>
          </table:table-cell>
          <table:table-cell table:formula="of:=[.J56]/[.H56]" office:value-type="float" office:value="1.28348082087021" calcext:value-type="float">
            <text:p>1.283480820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30358" calcext:value-type="float">
            <text:p>0.0630358</text:p>
          </table:table-cell>
          <table:table-cell office:value-type="float" office:value="0.0168776" calcext:value-type="float">
            <text:p>0.0168776</text:p>
          </table:table-cell>
          <table:table-cell office:value-type="float" office:value="0.0180045" calcext:value-type="float">
            <text:p>0.0180045</text:p>
          </table:table-cell>
          <table:table-cell office:value-type="float" office:value="0.0218341" calcext:value-type="float">
            <text:p>0.0218341</text:p>
          </table:table-cell>
          <table:table-cell office:value-type="float" office:value="0.15" calcext:value-type="float">
            <text:p>0.15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0485" calcext:value-type="float">
            <text:p>370485</text:p>
          </table:table-cell>
          <table:table-cell table:formula="of:=[.G57]/[.I57]" office:value-type="float" office:value="3.50111361048627" calcext:value-type="float">
            <text:p>3.50111361048627</text:p>
          </table:table-cell>
          <table:table-cell table:formula="of:=[.J57]/[.H57]" office:value-type="float" office:value="1.2936732710812" calcext:value-type="float">
            <text:p>1.29367327108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61524" calcext:value-type="float">
            <text:p>0.061524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74661" calcext:value-type="float">
            <text:p>0.0174661</text:p>
          </table:table-cell>
          <table:table-cell office:value-type="float" office:value="0.0214592" calcext:value-type="float">
            <text:p>0.0214592</text:p>
          </table:table-cell>
          <table:table-cell office:value-type="float" office:value="0.15" calcext:value-type="float">
            <text:p>0.15</text:p>
          </table:table-cell>
          <table:table-cell office:value-type="float" office:value="0.0202429" calcext:value-type="float">
            <text:p>0.02024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391" calcext:value-type="float">
            <text:p>295391</text:p>
          </table:table-cell>
          <table:table-cell table:formula="of:=[.G58]/[.I58]" office:value-type="float" office:value="3.52248069116746" calcext:value-type="float">
            <text:p>3.52248069116746</text:p>
          </table:table-cell>
          <table:table-cell table:formula="of:=[.J58]/[.H58]" office:value-type="float" office:value="1.27682412371257" calcext:value-type="float">
            <text:p>1.276824123712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567" calcext:value-type="float">
            <text:p>0.105567</text:p>
          </table:table-cell>
          <table:table-cell office:value-type="float" office:value="0.0233645" calcext:value-type="float">
            <text:p>0.0233645</text:p>
          </table:table-cell>
          <table:table-cell office:value-type="float" office:value="0.0224137" calcext:value-type="float">
            <text:p>0.0224137</text:p>
          </table:table-cell>
          <table:table-cell office:value-type="float" office:value="0.0297872" calcext:value-type="float">
            <text:p>0.0297872</text:p>
          </table:table-cell>
          <table:table-cell office:value-type="float" office:value="0.11" calcext:value-type="float">
            <text:p>0.11</text:p>
          </table:table-cell>
          <table:table-cell office:value-type="float" office:value="0.026087" calcext:value-type="float">
            <text:p>0.0260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4600" calcext:value-type="float">
            <text:p>344600</text:p>
          </table:table-cell>
          <table:table-cell table:formula="of:=[.G59]/[.I59]" office:value-type="float" office:value="4.7099318720247" calcext:value-type="float">
            <text:p>4.7099318720247</text:p>
          </table:table-cell>
          <table:table-cell table:formula="of:=[.J59]/[.H59]" office:value-type="float" office:value="1.27489139506516" calcext:value-type="float">
            <text:p>1.27489139506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5184" calcext:value-type="float">
            <text:p>0.105184</text:p>
          </table:table-cell>
          <table:table-cell office:value-type="float" office:value="0.0217391" calcext:value-type="float">
            <text:p>0.0217391</text:p>
          </table:table-cell>
          <table:table-cell office:value-type="float" office:value="0.0220078" calcext:value-type="float">
            <text:p>0.0220078</text:p>
          </table:table-cell>
          <table:table-cell office:value-type="float" office:value="0.0295359" calcext:value-type="float">
            <text:p>0.0295359</text:p>
          </table:table-cell>
          <table:table-cell office:value-type="float" office:value="0.12" calcext:value-type="float">
            <text:p>0.12</text:p>
          </table:table-cell>
          <table:table-cell office:value-type="float" office:value="0.0258621" calcext:value-type="float">
            <text:p>0.02586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1800" calcext:value-type="float">
            <text:p>311800</text:p>
          </table:table-cell>
          <table:table-cell table:formula="of:=[.G60]/[.I60]" office:value-type="float" office:value="4.7793963958233" calcext:value-type="float">
            <text:p>4.7793963958233</text:p>
          </table:table-cell>
          <table:table-cell table:formula="of:=[.J60]/[.H60]" office:value-type="float" office:value="1.35865330211462" calcext:value-type="float">
            <text:p>1.358653302114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459" calcext:value-type="float">
            <text:p>0.10459</text:p>
          </table:table-cell>
          <table:table-cell office:value-type="float" office:value="0.0212766" calcext:value-type="float">
            <text:p>0.0212766</text:p>
          </table:table-cell>
          <table:table-cell office:value-type="float" office:value="0.0213692" calcext:value-type="float">
            <text:p>0.0213692</text:p>
          </table:table-cell>
          <table:table-cell office:value-type="float" office:value="0.0290456" calcext:value-type="float">
            <text:p>0.0290456</text:p>
          </table:table-cell>
          <table:table-cell office:value-type="float" office:value="0.13" calcext:value-type="float">
            <text:p>0.13</text:p>
          </table:table-cell>
          <table:table-cell office:value-type="float" office:value="0.0253165" calcext:value-type="float">
            <text:p>0.02531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95687" calcext:value-type="float">
            <text:p>295687</text:p>
          </table:table-cell>
          <table:table-cell table:formula="of:=[.G61]/[.I61]" office:value-type="float" office:value="4.89442749377609" calcext:value-type="float">
            <text:p>4.89442749377609</text:p>
          </table:table-cell>
          <table:table-cell table:formula="of:=[.J61]/[.H61]" office:value-type="float" office:value="1.36514292697141" calcext:value-type="float">
            <text:p>1.365142926971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103694" calcext:value-type="float">
            <text:p>0.103694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.0205784" calcext:value-type="float">
            <text:p>0.0205784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0.13" calcext:value-type="float">
            <text:p>0.13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0208" calcext:value-type="float">
            <text:p>280208</text:p>
          </table:table-cell>
          <table:table-cell table:formula="of:=[.G62]/[.I62]" office:value-type="float" office:value="5.0389729036271" calcext:value-type="float">
            <text:p>5.0389729036271</text:p>
          </table:table-cell>
          <table:table-cell table:formula="of:=[.J62]/[.H62]" office:value-type="float" office:value="1.27466838746684" calcext:value-type="float">
            <text:p>1.274668387466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935" calcext:value-type="float">
            <text:p>0.0788935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277" calcext:value-type="float">
            <text:p>0.015027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1" calcext:value-type="float">
            <text:p>0.11</text:p>
          </table:table-cell>
          <table:table-cell office:value-type="float" office:value="0.0176211" calcext:value-type="float">
            <text:p>0.01762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109" calcext:value-type="float">
            <text:p>288109</text:p>
          </table:table-cell>
          <table:table-cell table:formula="of:=[.G63]/[.I63]" office:value-type="float" office:value="5.24987190321872" calcext:value-type="float">
            <text:p>5.24987190321872</text:p>
          </table:table-cell>
          <table:table-cell table:formula="of:=[.J63]/[.H63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8763" calcext:value-type="float">
            <text:p>0.0788763</text:p>
          </table:table-cell>
          <table:table-cell office:value-type="float" office:value="0.0165975" calcext:value-type="float">
            <text:p>0.0165975</text:p>
          </table:table-cell>
          <table:table-cell office:value-type="float" office:value="0.0150127" calcext:value-type="float">
            <text:p>0.0150127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82648" calcext:value-type="float">
            <text:p>0.01826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3807" calcext:value-type="float">
            <text:p>283807</text:p>
          </table:table-cell>
          <table:table-cell table:formula="of:=[.G64]/[.I64]" office:value-type="float" office:value="5.25397163734705" calcext:value-type="float">
            <text:p>5.25397163734705</text:p>
          </table:table-cell>
          <table:table-cell table:formula="of:=[.J64]/[.H64]" office:value-type="float" office:value="1.2710950444344" calcext:value-type="float">
            <text:p>1.27109504443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7122" calcext:value-type="float">
            <text:p>0.0787122</text:p>
          </table:table-cell>
          <table:table-cell office:value-type="float" office:value="0.0165289" calcext:value-type="float">
            <text:p>0.0165289</text:p>
          </table:table-cell>
          <table:table-cell office:value-type="float" office:value="0.0148818" calcext:value-type="float">
            <text:p>0.0148818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.12" calcext:value-type="float">
            <text:p>0.12</text:p>
          </table:table-cell>
          <table:table-cell office:value-type="float" office:value="0.0174672" calcext:value-type="float">
            <text:p>0.01746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2128" calcext:value-type="float">
            <text:p>282128</text:p>
          </table:table-cell>
          <table:table-cell table:formula="of:=[.G65]/[.I65]" office:value-type="float" office:value="5.28915856952788" calcext:value-type="float">
            <text:p>5.28915856952788</text:p>
          </table:table-cell>
          <table:table-cell table:formula="of:=[.J65]/[.H65]" office:value-type="float" office:value="1.27637047837424" calcext:value-type="float">
            <text:p>1.276370478374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783586" calcext:value-type="float">
            <text:p>0.0783586</text:p>
          </table:table-cell>
          <table:table-cell office:value-type="float" office:value="0.0148515" calcext:value-type="float">
            <text:p>0.0148515</text:p>
          </table:table-cell>
          <table:table-cell office:value-type="float" office:value="0.0145353" calcext:value-type="float">
            <text:p>0.0145353</text:p>
          </table:table-cell>
          <table:table-cell office:value-type="float" office:value="0.0208333" calcext:value-type="float">
            <text:p>0.0208333</text:p>
          </table:table-cell>
          <table:table-cell office:value-type="float" office:value="0.13" calcext:value-type="float">
            <text:p>0.13</text:p>
          </table:table-cell>
          <table:table-cell office:value-type="float" office:value="0.0172414" calcext:value-type="float">
            <text:p>0.01724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0344" calcext:value-type="float">
            <text:p>270344</text:p>
          </table:table-cell>
          <table:table-cell table:formula="of:=[.G66]/[.I66]" office:value-type="float" office:value="5.39091728412898" calcext:value-type="float">
            <text:p>5.39091728412898</text:p>
          </table:table-cell>
          <table:table-cell table:formula="of:=[.J66]/[.H66]" office:value-type="float" office:value="1.4027741305592" calcext:value-type="float">
            <text:p>1.40277413055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1349" calcext:value-type="float">
            <text:p>0.056134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134614" calcext:value-type="float">
            <text:p>0.0134614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8945" calcext:value-type="float">
            <text:p>288945</text:p>
          </table:table-cell>
          <table:table-cell table:formula="of:=[.G67]/[.I67]" office:value-type="float" office:value="4.17006403494436" calcext:value-type="float">
            <text:p>4.17006403494436</text:p>
          </table:table-cell>
          <table:table-cell table:formula="of:=[.J67]/[.H67]" office:value-type="float" office:value="1.3449307864821" calcext:value-type="float">
            <text:p>1.34493078648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60928" calcext:value-type="float">
            <text:p>0.0560928</text:p>
          </table:table-cell>
          <table:table-cell office:value-type="float" office:value="0.0128755" calcext:value-type="float">
            <text:p>0.0128755</text:p>
          </table:table-cell>
          <table:table-cell office:value-type="float" office:value="0.0134366" calcext:value-type="float">
            <text:p>0.013436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7364" calcext:value-type="float">
            <text:p>0.01673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7429" calcext:value-type="float">
            <text:p>287429</text:p>
          </table:table-cell>
          <table:table-cell table:formula="of:=[.G68]/[.I68]" office:value-type="float" office:value="4.17462750993555" calcext:value-type="float">
            <text:p>4.17462750993555</text:p>
          </table:table-cell>
          <table:table-cell table:formula="of:=[.J68]/[.H68]" office:value-type="float" office:value="1.35072812706303" calcext:value-type="float">
            <text:p>1.350728127063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874" calcext:value-type="float">
            <text:p>0.055874</text:p>
          </table:table-cell>
          <table:table-cell office:value-type="float" office:value="0.012766" calcext:value-type="float">
            <text:p>0.012766</text:p>
          </table:table-cell>
          <table:table-cell office:value-type="float" office:value="0.0133026" calcext:value-type="float">
            <text:p>0.0133026</text:p>
          </table:table-cell>
          <table:table-cell office:value-type="float" office:value="0.0173913" calcext:value-type="float">
            <text:p>0.0173913</text:p>
          </table:table-cell>
          <table:table-cell office:value-type="float" office:value="0.13" calcext:value-type="float">
            <text:p>0.13</text:p>
          </table:table-cell>
          <table:table-cell office:value-type="float" office:value="0.0166667" calcext:value-type="float">
            <text:p>0.01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722" calcext:value-type="float">
            <text:p>278722</text:p>
          </table:table-cell>
          <table:table-cell table:formula="of:=[.G69]/[.I69]" office:value-type="float" office:value="4.20023153368514" calcext:value-type="float">
            <text:p>4.20023153368514</text:p>
          </table:table-cell>
          <table:table-cell table:formula="of:=[.J69]/[.H69]" office:value-type="float" office:value="1.36231395895347" calcext:value-type="float">
            <text:p>1.36231395895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554562" calcext:value-type="float">
            <text:p>0.0554562</text:p>
          </table:table-cell>
          <table:table-cell office:value-type="float" office:value="0.012605" calcext:value-type="float">
            <text:p>0.012605</text:p>
          </table:table-cell>
          <table:table-cell office:value-type="float" office:value="0.0129972" calcext:value-type="float">
            <text:p>0.012997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13" calcext:value-type="float">
            <text:p>0.13</text:p>
          </table:table-cell>
          <table:table-cell office:value-type="float" office:value="0.0163934" calcext:value-type="float">
            <text:p>0.01639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629" calcext:value-type="float">
            <text:p>277629</text:p>
          </table:table-cell>
          <table:table-cell table:formula="of:=[.G70]/[.I70]" office:value-type="float" office:value="4.26678053734651" calcext:value-type="float">
            <text:p>4.26678053734651</text:p>
          </table:table-cell>
          <table:table-cell table:formula="of:=[.J70]/[.H70]" office:value-type="float" office:value="1.36195160650536" calcext:value-type="float">
            <text:p>1.36195160650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312" calcext:value-type="float">
            <text:p>0.0982312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727" calcext:value-type="float">
            <text:p>0.0165727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7962" calcext:value-type="float">
            <text:p>277962</text:p>
          </table:table-cell>
          <table:table-cell table:formula="of:=[.G71]/[.I71]" office:value-type="float" office:value="5.92729006136598" calcext:value-type="float">
            <text:p>5.92729006136598</text:p>
          </table:table-cell>
          <table:table-cell table:formula="of:=[.J71]/[.H71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2194" calcext:value-type="float">
            <text:p>0.0982194</text:p>
          </table:table-cell>
          <table:table-cell office:value-type="float" office:value="0.0171674" calcext:value-type="float">
            <text:p>0.0171674</text:p>
          </table:table-cell>
          <table:table-cell office:value-type="float" office:value="0.0165662" calcext:value-type="float">
            <text:p>0.0165662</text:p>
          </table:table-cell>
          <table:table-cell office:value-type="float" office:value="0.0245902" calcext:value-type="float">
            <text:p>0.0245902</text:p>
          </table:table-cell>
          <table:table-cell office:value-type="float" office:value="0.11" calcext:value-type="float">
            <text:p>0.11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9991" calcext:value-type="float">
            <text:p>279991</text:p>
          </table:table-cell>
          <table:table-cell table:formula="of:=[.G72]/[.I72]" office:value-type="float" office:value="5.92890342987529" calcext:value-type="float">
            <text:p>5.92890342987529</text:p>
          </table:table-cell>
          <table:table-cell table:formula="of:=[.J72]/[.H72]" office:value-type="float" office:value="1.43237764600347" calcext:value-type="float">
            <text:p>1.432377646003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81175" calcext:value-type="float">
            <text:p>0.0981175</text:p>
          </table:table-cell>
          <table:table-cell office:value-type="float" office:value="0.0170213" calcext:value-type="float">
            <text:p>0.0170213</text:p>
          </table:table-cell>
          <table:table-cell office:value-type="float" office:value="0.0164647" calcext:value-type="float">
            <text:p>0.0164647</text:p>
          </table:table-cell>
          <table:table-cell office:value-type="float" office:value="0.0242915" calcext:value-type="float">
            <text:p>0.0242915</text:p>
          </table:table-cell>
          <table:table-cell office:value-type="float" office:value="0.12" calcext:value-type="float">
            <text:p>0.12</text:p>
          </table:table-cell>
          <table:table-cell office:value-type="float" office:value="0.021097" calcext:value-type="float">
            <text:p>0.0210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8317" calcext:value-type="float">
            <text:p>278317</text:p>
          </table:table-cell>
          <table:table-cell table:formula="of:=[.G73]/[.I73]" office:value-type="float" office:value="5.95926436558213" calcext:value-type="float">
            <text:p>5.95926436558213</text:p>
          </table:table-cell>
          <table:table-cell table:formula="of:=[.J73]/[.H73]" office:value-type="float" office:value="1.42712366270496" calcext:value-type="float">
            <text:p>1.427123662704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IALAFFINE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0.99" calcext:value-type="float">
            <text:p>0.9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0.0977767" calcext:value-type="float">
            <text:p>0.0977767</text:p>
          </table:table-cell>
          <table:table-cell office:value-type="float" office:value="0.0168067" calcext:value-type="float">
            <text:p>0.0168067</text:p>
          </table:table-cell>
          <table:table-cell office:value-type="float" office:value="0.0161013" calcext:value-type="float">
            <text:p>0.0161013</text:p>
          </table:table-cell>
          <table:table-cell office:value-type="float" office:value="0.0225225" calcext:value-type="float">
            <text:p>0.0225225</text:p>
          </table:table-cell>
          <table:table-cell office:value-type="float" office:value="0.12" calcext:value-type="float">
            <text:p>0.12</text:p>
          </table:table-cell>
          <table:table-cell office:value-type="float" office:value="0.0209205" calcext:value-type="float">
            <text:p>0.020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5605" calcext:value-type="float">
            <text:p>275605</text:p>
          </table:table-cell>
          <table:table-cell table:formula="of:=[.G74]/[.I74]" office:value-type="float" office:value="6.07259662263296" calcext:value-type="float">
            <text:p>6.07259662263296</text:p>
          </table:table-cell>
          <table:table-cell table:formula="of:=[.J74]/[.H74]" office:value-type="float" office:value="1.34009055912225" calcext:value-type="float">
            <text:p>1.340090559122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6">00/00/0000</text:date>, <text:time style:data-style-name="N2" text:time-value="14:07:09.8884990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26T14:07:29.312443321</dc:date>
    <meta:editing-duration>PT1H32M47S</meta:editing-duration>
    <meta:editing-cycles>15</meta:editing-cycles>
    <meta:generator>LibreOffice/7.0.3.1$Linux_X86_64 LibreOffice_project/00$Build-1</meta:generator>
    <meta:document-statistic meta:table-count="1" meta:cell-count="1156" meta:object-count="0"/>
  </office:meta>
</office:document-meta>
</file>